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_3a_first">
      <style:text-properties officeooo:rsid="00684fd4" officeooo:paragraph-rsid="00684fd4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7cb7c4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605a50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2" style:family="paragraph" style:parent-style-name="SBC_3a_author_28_s_29_">
      <style:text-properties officeooo:rsid="0034811c" officeooo:paragraph-rsid="0086aa96"/>
    </style:style>
    <style:style style:name="P13" style:family="paragraph" style:parent-style-name="SBC_3a_title_3a_1">
      <style:text-properties officeooo:rsid="000402be" officeooo:paragraph-rsid="000402be"/>
    </style:style>
    <style:style style:name="P14" style:family="paragraph" style:parent-style-name="SBC_3a_title_3a_1">
      <style:text-properties officeooo:rsid="004a40eb" officeooo:paragraph-rsid="004a40eb"/>
    </style:style>
    <style:style style:name="P15" style:family="paragraph" style:parent-style-name="SBC_3a_title_3a_1">
      <style:text-properties officeooo:rsid="003c268f" officeooo:paragraph-rsid="003c268f"/>
    </style:style>
    <style:style style:name="P16" style:family="paragraph" style:parent-style-name="SBC_3a_title_3a_1">
      <style:text-properties officeooo:rsid="0009c5c4" officeooo:paragraph-rsid="0009c5c4"/>
    </style:style>
    <style:style style:name="P17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nálise Comparativa de Algoritmos de <text:span text:style-name="T17">Aprendizagem de Máquina </text:span>para Predição de Encaminhamentos de Processos Administrativos em Órgãos Públicos.</text:p>
      <text:p text:style-name="P12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3" text:outline-level="1">Introdução</text:h>
      <text:p text:style-name="P3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4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9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18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1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10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5"><text:tab/><text:span text:style-name="T4">Com isso em mente, o que venho propor neste artigo, é o uso de algorítimos de aprendizagem de máquina do tipo árvore de decisão e aprendizagem supervisionada com a ferramenta Waikato Environment for Knowledge Analysis (WEKA).</text:span></text:p>
      <text:p text:style-name="P7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se dá pelo fato de conter algorítimos de fácil compreensão e ótimo para resolver problemas de classificação. Eles também podem ser aplicados a qualquer tipo de dado, que é o panorama deste estudo. E são de aprendizagem supervisionada pois tenho os dados históricos de encaminhamentos realizados.</text:span></text:p>
      <text:h text:style-name="P14" text:outline-level="1">Métodos</text:h>
      <text:p text:style-name="P2">Em desenvolvimento.</text:p>
      <text:h text:style-name="P15" text:outline-level="1">Implementação</text:h>
      <text:p text:style-name="P8"><text:span text:style-name="T3">Em desenvolvimento</text:span>.</text:p>
      <text:h text:style-name="SBC_3a_title_3a_2" text:outline-level="2">Subsections</text:h>
      <text:h text:style-name="P16" text:outline-level="1">Conclusões</text:h>
      <text:p text:style-name="P8"><text:span text:style-name="T3">Em desenvolvimento</text:span>. </text:p>
      <text:h text:style-name="P16" text:outline-level="1">Referências</text:h>
      <text:p text:style-name="P8"><text:span text:style-name="T3">Em desenvolvimento</text:span>.</text:p>
      <text:p text:style-name="SBC_3a_references">References</text:p>
      <text:p text:style-name="SBC_3a_reference"><text:span text:style-name="T3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0-08-03T10:11:27.48</meta:creation-date>
    <dc:language>pt-BR</dc:language>
    <meta:editing-cycles>121</meta:editing-cycles>
    <meta:editing-duration>P2DT7H32M52S</meta:editing-duration>
    <dc:date>2019-01-12T18:09:49.146170752</dc:date>
    <meta:document-statistic meta:table-count="0" meta:image-count="0" meta:object-count="0" meta:page-count="2" meta:paragraph-count="27" meta:word-count="519" meta:character-count="3419" meta:non-whitespace-character-count="2919"/>
    <meta:user-defined meta:name="Info 1"/>
    <meta:user-defined meta:name="Info 2"/>
    <meta:user-defined meta:name="Info 3"/>
    <meta:user-defined meta:name="Info 4"/>
  </office:meta>
</office:document-meta>
</file>